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581687CED8.png" manifest:media-type=""/>
  <manifest:file-entry manifest:full-path="Pictures/100000000000005E0000005E7C5F649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opacity="80%" draw:textarea-horizontal-align="justify" draw:textarea-vertical-align="middle" draw:auto-grow-height="false" draw:shadow-opacity="80%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cm" svg:stroke-color="#008000" draw:marker-start-width="0.5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23b8dc" draw:marker-start="Dimension_20_Lines" draw:marker-start-width="0.35cm" draw:marker-end="Dimension_20_Lines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draw:stroke="none" draw:fill="none" fo:min-height="1.738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subtitle">
      <style:graphic-properties draw:fill-color="#ffffff" fo:min-height="12.179cm"/>
    </style:style>
    <style:style style:name="pr6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23b8dc" fo:font-size="18pt" style:font-size-asian="18pt" style:font-size-complex="18pt"/>
    </style:style>
    <style:style style:name="P6" style:family="paragraph">
      <style:text-properties fo:font-size="2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8pt"/>
    </style:style>
    <style:style style:name="T3" style:family="text">
      <style:text-properties fo:color="#23b8dc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presentation:style-name="pr3" draw:layer="layout" svg:width="15.125cm" svg:height="3.473cm" svg:x="6.275cm" svg:y="8.527cm">
          <draw:text-box>
            <text:p>Empaquetado en Huayra GNU/Linux</text:p>
          </draw:text-box>
        </draw:frame>
        <draw:frame draw:style-name="gr1" draw:text-style-name="P2" draw:layer="layout" svg:width="24.639cm" svg:height="3cm" svg:x="1.4cm" svg:y="13.6cm">
          <draw:text-box>
            <text:p text:style-name="P1"><text:span text:style-name="T1">Fernando Toledo</text:span></text:p>
            <text:p text:style-name="P1"><text:span text:style-name="T1">Equipo de Desarrollo</text:span></text:p>
          </draw:text-box>
        </draw:frame>
        <anim:par presentation:node-type="timing-root">
          <anim:par smil:begin="id1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jo de Trabajo</text:p>
          </draw:text-box>
        </draw:frame>
        <draw:frame presentation:style-name="pr5" draw:text-style-name="P3" draw:layer="layout" svg:width="24.639cm" svg:height="12.179cm" svg:x="1.4cm" svg:y="4.914cm" presentation:class="subtitle" presentation:placeholder="true" presentation:user-transformed="true">
          <draw:text-box/>
        </draw:frame>
        <draw:custom-shape draw:style-name="gr3" draw:text-style-name="P4" draw:layer="layout" svg:width="6.8cm" svg:height="1.8cm" svg:x="10cm" svg:y="5.4cm">
          <text:p text:style-name="P1"><text:span text:style-name="T2">Source / Up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cm" svg:height="1.8cm" svg:x="10cm" svg:y="7.6cm">
          <text:p text:style-name="P1"><text:span text:style-name="T2">Source / Debia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8cm" svg:height="1.8cm" svg:x="9.999cm" svg:y="5.399cm">
          <text:p text:style-name="P1"><text:span text:style-name="T2">Source / Upstrea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cm" svg:height="1.8cm" svg:x="10cm" svg:y="9.8cm">
          <text:p text:style-name="P1"><text:span text:style-name="T2">Pbuil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8cm" svg:height="1.8cm" svg:x="10cm" svg:y="12cm">
          <text:p text:style-name="P1"><text:span text:style-name="T2">DebSign y DPu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8cm" svg:height="1.8cm" svg:x="10cm" svg:y="14.2cm">
          <text:p text:style-name="P1"><text:span text:style-name="T2">Reprepro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8cm" svg:height="1.8cm" svg:x="10cm" svg:y="16.4cm">
          <text:p text:style-name="P1"><text:span text:style-name="T2">Releas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cm" svg:y1="6.2cm" svg:x2="6cm" svg:y2="17.2cm">
          <text:p/>
        </draw:line>
        <draw:line draw:style-name="gr11" draw:text-style-name="P1" draw:layer="layout" svg:x1="19cm" svg:y1="5.6cm" svg:x2="19cm" svg:y2="13.8cm">
          <text:p/>
        </draw:line>
        <draw:frame draw:style-name="gr12" draw:text-style-name="P5" draw:layer="layout" svg:width="4.299cm" svg:height="0.962cm" svg:x="19.8cm" svg:y="9cm">
          <draw:text-box>
            <text:p><text:span text:style-name="T3">Desarrollador</text:span></text:p>
          </draw:text-box>
        </draw:frame>
        <draw:line draw:style-name="gr11" draw:text-style-name="P1" draw:layer="layout" svg:x1="19cm" svg:y1="14.4cm" svg:x2="19cm" svg:y2="18.2cm">
          <text:p/>
        </draw:line>
        <draw:frame draw:style-name="gr12" draw:text-style-name="P5" draw:layer="layout" svg:width="2.86cm" svg:height="0.962cm" svg:x="19.8cm" svg:y="15.638cm">
          <draw:text-box>
            <text:p><text:span text:style-name="T3">Servidor</text:span></text:p>
          </draw:text-box>
        </draw:frame>
        <anim:par presentation:node-type="timing-root">
          <anim:par smil:begin="id2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 / Upstream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item>
                <text:p>Código fuente de alguna aplicación</text:p>
              </text:list-item>
              <text:list-item>
                <text:p>Contenido</text:p>
                <text:list>
                  <text:list-item>
                    <text:p>Imágenes</text:p>
                  </text:list-item>
                  <text:list-item>
                    <text:p>Sonidos</text:p>
                  </text:list-item>
                  <text:list-item>
                    <text:p>Configuraciones</text:p>
                  </text:list-item>
                  <text:list-item>
                    <text:p>Documentación 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 / Debia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irectorio <text:span text:style-name="T4">debian</text:span></text:p>
              </text:list-item>
              <text:list-item>
                <text:p><text:span text:style-name="T5">Archivos de control</text:span></text:p>
                <text:list>
                  <text:list-item>
                    <text:p><text:span text:style-name="T5">Metadata del paquete</text:span></text:p>
                  </text:list-item>
                  <text:list-item>
                    <text:p><text:span text:style-name="T5">Dependencias</text:span></text:p>
                  </text:list-item>
                  <text:list-item>
                    <text:p><text:span text:style-name="T5">Versiones (ChangeLog)</text:span></text:p>
                  </text:list-item>
                </text:list>
              </text:list-item>
              <text:list-item>
                <text:p><text:span text:style-name="T5">Scripts (postinstall, preninstall)</text:span></text:p>
              </text:list-item>
              <text:list-item>
                <text:p><text:span text:style-name="T5">Licenci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builder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ntorno de para empaquetar</text:p>
              </text:list-item>
              <text:list-item>
                <text:p>Múltiples entornos diferentes (arquitecturas)</text:p>
              </text:list-item>
              <text:list-item>
                <text:p>Chroot</text:p>
              </text:list-item>
              <text:list-item>
                <text:p>Gestion de dependencias de construcción (build-depends)</text:p>
              </text:list-item>
              <text:list-item>
                <text:p>Cache de paquetes</text:p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Sign &amp; Dput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NUPG</text:p>
              </text:list-item>
              <text:list-item>
                <text:p>Firmado de paquetes </text:p>
              </text:list-item>
              <text:list-item>
                <text:p>Sponsors (uploaded-by)</text:p>
              </text:list-item>
              <text:list-item>
                <text:p>Clave publica SSH</text:p>
              </text:list-item>
              <text:list-item>
                <text:p>Upload al repo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epro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item>
                <text:p>Manager del repositorio</text:p>
              </text:list-item>
              <text:list-item>
                <text:p>Inclusión / Eliminación de paquetes</text:p>
              </text:list-item>
              <text:list-item>
                <text:p>Mantenimiento de secciones (main, contrib)</text:p>
              </text:list-item>
              <text:list-item>
                <text:p>Múltiples Arquitecturas</text:p>
              </text:list-item>
              <text:list-item>
                <text:p>Múltiples Distribuciones (stable/testing/unstable)</text:p>
              </text:list-item>
              <text:list-item>
                <text:p>Pool Debian</text:p>
              </text:list-item>
              <text:list-item>
                <text:p>Mirroring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rchivos de control</text:p>
              </text:list-item>
              <text:list-item>
                <text:p>Scripts (hooks postinst)</text:p>
              </text:list-item>
              <text:list-item>
                <text:p>Un source muchos deb's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acias!</text:p>
          </draw:text-box>
        </draw:frame>
        <draw:frame presentation:style-name="pr2" draw:layer="layout" svg:width="24.639cm" svg:height="1.886cm" svg:x="1.4cm" svg:y="4.914cm" presentation:class="outline" presentation:user-transformed="true">
          <draw:text-box>
            <text:list text:style-name="L3">
              <text:list-header>
                <text:p text:style-name="P1">¿Preguntas?</text:p>
                <text:p/>
                <text:p/>
              </text:list-header>
            </text:list>
          </draw:text-box>
        </draw:frame>
        <draw:frame presentation:style-name="pr2" draw:layer="layout" svg:width="24.639cm" svg:height="3.886cm" svg:x="1.4cm" svg:y="8.514cm" presentation:class="outline" presentation:user-transformed="true">
          <draw:text-box>
            <text:list text:style-name="L3">
              <text:list-header>
                <text:p xml:id="id10" text:id="id10" text:style-name="P1"><text:span text:style-name="T6">Millones!</text:span></text:p>
                <text:p/>
                <text:p/>
              </text:list-header>
            </text:list>
          </draw:text-box>
        </draw:frame>
        <draw:frame presentation:style-name="pr2" draw:layer="layout" svg:width="24.639cm" svg:height="1.886cm" svg:x="0.961cm" svg:y="14cm" presentation:class="outline" presentation:user-transformed="true">
          <draw:text-box>
            <text:list text:style-name="L3">
              <text:list-header>
                <text:p xml:id="id11" text:id="id11" text:style-name="P1">El tiempo es tirano!</text:p>
                <text:p/>
                <text:p/>
              </text:list-header>
            </text:list>
          </draw:text-box>
        </draw:frame>
        <anim:par presentation:node-type="timing-root">
          <anim:par smil:begin="id9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2s" smil:fill="hold" smil:targetElement="id10" anim:sub-item="text" smil:attributeName="visibility" smil:to="visible"/>
                  <anim:animate smil:dur="2s" smil:fill="hold" smil:targetElement="id10" anim:sub-item="text" smil:attributeName="width" smil:values="0;width" smil:keyTimes="0;1"/>
                  <anim:animate smil:dur="2s" smil:fill="hold" smil:targetElement="id10" anim:sub-item="text" smil:attributeName="height" smil:values="0;height" smil:keyTimes="0;1"/>
                  <anim:animate smil:dur="2s" smil:fill="hold" smil:targetElement="id10" anim:sub-item="text" smil:attributeName="x" smil:values="0;1" smil:keyTimes="0;1" anim:formula="x+(cos(-2*pi*(1-$))*-x-sin(-2*pi*(1-$))*(1-y))*(1-$)"/>
                  <anim:animate smil:dur="2s" smil:fill="hold" smil:targetElement="id10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1">
                  <anim:set smil:begin="0s" smil:dur="0.002s" smil:fill="hold" smil:targetElement="id11" anim:sub-item="text" smil:attributeName="visibility" smil:to="visible"/>
                  <anim:animate smil:dur="1s" smil:fill="hold" smil:targetElement="id11" anim:sub-item="text" smil:attributeName="height" smil:values="height/20;height/20;height" smil:keyTimes="0;0.5;1"/>
                  <anim:animate smil:dur="1s" smil:fill="hold" smil:targetElement="id11" anim:sub-item="text" smil:attributeName="width" smil:values="width+.3;width+.3;width" smil:keyTimes="0;0.5;1"/>
                  <anim:animate smil:dur="1s" smil:fill="hold" smil:targetElement="id11" anim:sub-item="text" smil:attributeName="x" smil:values="x-.3;x;x" smil:keyTimes="0;0.5;1"/>
                  <anim:animate smil:dur="1s" smil:fill="hold" smil:targetElement="id1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header>
                <text:p text:style-name="P1"/>
                <text:p text:style-name="P1">Fernando Toledo</text:p>
                <text:p text:style-name="P1">ftoledo@pressenter.com.ar</text:p>
              </text:list-header>
            </text:list>
          </draw:text-box>
        </draw:frame>
        <anim:par presentation:node-type="timing-root">
          <anim:par smil:begin="id12.begin">
            <anim:transitionFilter smil:dur="2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qua" xlink:href="Pictures/100000000000005E0000005E7C5F649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Pictures/1000020100000400000002581687CED8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5T22:00:41</meta:creation-date>
    <dc:date>2013-09-27T13:55:14.251614494</dc:date>
    <meta:editing-duration>PT1H58M5S</meta:editing-duration>
    <meta:editing-cycles>6</meta:editing-cycles>
    <meta:generator>LibreOffice/4.1.1.2$Linux_X86_64 LibreOffice_project/410m0$Build-2</meta:generator>
    <meta:document-statistic meta:object-count="78"/>
  </office:meta>
</office:document-meta>
</file>